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may-break-between-rows="true" table:border-model="collapsing"/>
    </style:style>
    <style:style style:name="Table2.A" style:family="table-column">
      <style:table-column-properties style:column-width="1.6222in" style:rel-column-width="14627*"/>
    </style:style>
    <style:style style:name="Table2.B" style:family="table-column">
      <style:table-column-properties style:column-width="5.6458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able_20_Contents">
      <style:text-properties officeooo:paragraph-rsid="005a5e87"/>
    </style:style>
    <style:style style:name="P21" style:family="paragraph" style:parent-style-name="Text_20_body" style:list-style-name="L1">
      <style:text-properties officeooo:rsid="000d3558" officeooo:paragraph-rsid="000d3558"/>
    </style:style>
    <style:style style:name="P22" style:family="paragraph" style:parent-style-name="Text_20_body" style:list-style-name="L2">
      <style:text-properties officeooo:rsid="0010d89a" officeooo:paragraph-rsid="0010d89a"/>
    </style:style>
    <style:style style:name="P23" style:family="paragraph" style:parent-style-name="Text_20_body" style:list-style-name="L2">
      <style:text-properties officeooo:rsid="0010d89a" officeooo:paragraph-rsid="002f9054"/>
    </style:style>
    <style:style style:name="P24" style:family="paragraph" style:parent-style-name="Text_20_body" style:list-style-name="L2">
      <style:text-properties officeooo:rsid="004a6a88" officeooo:paragraph-rsid="004a6a88"/>
    </style:style>
    <style:style style:name="P25" style:family="paragraph" style:parent-style-name="Text_20_body" style:list-style-name="L3">
      <style:text-properties officeooo:paragraph-rsid="00289fbc"/>
    </style:style>
    <style:style style:name="P26" style:family="paragraph" style:parent-style-name="Text_20_body" style:list-style-name="L3">
      <style:text-properties officeooo:rsid="00273150" officeooo:paragraph-rsid="00273150"/>
    </style:style>
    <style:style style:name="P27" style:family="paragraph" style:parent-style-name="Text_20_body" style:list-style-name="L3">
      <style:text-properties officeooo:rsid="004e088a" officeooo:paragraph-rsid="004e088a"/>
    </style:style>
    <style:style style:name="P28" style:family="paragraph" style:parent-style-name="Text_20_body" style:list-style-name="L3">
      <style:text-properties officeooo:rsid="00289fbc" officeooo:paragraph-rsid="00289fbc"/>
    </style:style>
    <style:style style:name="P29" style:family="paragraph" style:parent-style-name="Text_20_body" style:list-style-name="L4">
      <style:text-properties officeooo:rsid="00368b1c" officeooo:paragraph-rsid="003f6538"/>
    </style:style>
    <style:style style:name="P30" style:family="paragraph" style:parent-style-name="Text_20_body" style:list-style-name="L4">
      <style:text-properties officeooo:rsid="0036f060" officeooo:paragraph-rsid="0036f060"/>
    </style:style>
    <style:style style:name="P31" style:family="paragraph" style:parent-style-name="Text_20_body" style:list-style-name="L4">
      <style:text-properties officeooo:rsid="0036f060" officeooo:paragraph-rsid="00407df1"/>
    </style:style>
    <style:style style:name="P32"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xml:id="list3223500724" text:style-name="L1">
        <text:list-item>
          <text:p text:style-name="P21">La libertà di eseguire il gioco senza restrizioni</text:p>
        </text:list-item>
        <text:list-item>
          <text:p text:style-name="P21">Il diritto di proteggere la sua privacy dalla minaccia del software proprietario che sta eseguendo</text:p>
        </text:list-item>
        <text:list-item>
          <text:p text:style-name="P21">Il diritto di non avere alterazioni del sistema a causa dal gioco</text:p>
        </text:list-item>
        <text:list-item>
          <text:p text:style-name="P21">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xml:id="list1321121251" text:style-name="L2">
        <text:list-item>
          <text:p text:style-name="P22">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3">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2">Supporto Vulkan (GPU e driver)<text:span text:style-name="T5">, puoi controllare con il comando </text:span><text:span text:style-name="Source_20_Text"><text:span text:style-name="T5">vulkaninfo</text:span></text:span></text:p>
        </text:list-item>
        <text:list-item>
          <text:p text:style-name="P22">Un briciolo di <text:span text:style-name="T5">competenza</text:span> di GNU/Linux e di come <text:span text:style-name="T12">utilizzare</text:span> giochi<text:span text:style-name="T12"> piratati</text:span></text:p>
        </text:list-item>
        <text:list-item>
          <text:p text:style-name="P22"><text:span text:style-name="T30">Saper fare un minimo di troubleshooting </text:span>quando le cose non vanno come previsto</text:p>
        </text:list-item>
        <text:list-item>
          <text:p text:style-name="P24">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4098743937" text:style-name="L3">
        <text:list-item>
          <text:p text:style-name="P26">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6">Avviare <text:span text:style-name="Source_20_Text">run.sh</text:span> facendo doppio click <text:span text:style-name="T20">sul file </text:span>o dal terminale scrivendo <text:span text:style-name="Source_20_Text">./run.sh</text:span></text:p>
        </text:list-item>
        <text:list-item>
          <text:p text:style-name="P26">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6">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6">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6">Se necessario, applica patch, crack<text:span text:style-name="T10">, fix</text:span>, ecc.</text:p>
          <text:p text:style-name="P27">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6">Chiudi il terminale</text:p>
        </text:list-item>
        <text:list-item>
          <text:p text:style-name="P26">Modifica <text:span text:style-name="Source_20_Text">vars.conf</text:span> per inserire i seguenti parametri:</text:p>
          <text:list>
            <text:list-item>
              <text:p text:style-name="P26"><text:span text:style-name="Source_20_Text">game_workingDir</text:span>: il percorso dove si trova il gioco, ad esempio <text:span text:style-name="Source_20_Text">'C:\NomeGioco'</text:span></text:p>
            </text:list-item>
            <text:list-item>
              <text:p text:style-name="P26"><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6"><text:span text:style-name="Source_20_Text">game_args</text:span>: opzionalmente, dei parametri da linea di comando per l'eseguibile del gioco, generalmente si lascia vuoto</text:p>
            </text:list-item>
          </text:list>
        </text:list-item>
        <text:list-item>
          <text:p text:style-name="P28">Avvia <text:span text:style-name="Source_20_Text">run.sh</text:span>, partirà il gioco</text:p>
        </text:list-item>
        <text:list-item>
          <text:p text:style-name="P25"><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text:soft-page-break/>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ext:soft-page-break/>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1 (default), 0</text:p>
          </table:table-cell>
          <table:table-cell table:style-name="Table1.C2" office:value-type="string">
            <text:p text:style-name="P20">Se impostato ad 1, non vengono mappati dispositivi come dischi esterni e chiavette.</text:p>
            <text:p text:style-name="P20">Nota: se <text:span text:style-name="Source_20_Text">BLOCK_ZDRIVE</text:span> è impostato a 0, questi dispositivi saranno comunque accessibili tramite il disco Z</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USE_DXVK_ASYNC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text:a><text:soft-page-break/><text:a xlink:type="simple" xlink:href="https://github.com/HansKristian-Work/vkd3d-proton#environment-variables" text:style-name="Internet_20_link" text:visited-style-name="Visited_20_Internet_20_Link">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style-name="TableLine93997686306032">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text:soft-page-break/>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xml:id="list3574472609" text:style-name="L4">
        <text:list-item>
          <text:p text:style-name="P29">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0">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1">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text:span><text:soft-page-break/><text:span text:style-name="T23">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2">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11T10:09:20.486406915</dc:date>
    <meta:editing-duration>PT3H13S</meta:editing-duration>
    <meta:editing-cycles>72</meta:editing-cycles>
    <meta:generator>LibreOffice/7.3.5.2$Linux_X86_64 LibreOffice_project/30$Build-2</meta:generator>
    <meta:document-statistic meta:table-count="2" meta:image-count="0" meta:object-count="0" meta:page-count="7" meta:paragraph-count="211" meta:word-count="3023" meta:character-count="20360" meta:non-whitespace-character-count="17574"/>
  </office:meta>
</office:document-meta>
</file>